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e9b0" officeooo:paragraph-rsid="0001e9b0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 fo:font-weight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어플리케이션 아웃</text:p>
      <text:p text:style-name="P2"/>
      <text:p text:style-name="P2"><office:annotation><dc:date>2017-07-06T18:34:30.467270873</dc:date><text:p>&lt;!--StartFragment--&gt;</text:p></office:annotation>OpenCV Error: Assertion failed (size.width&gt;0 &amp;&amp; size.height&gt;0) in imshow, file /home/gtbldadm/processor-sdk-linux-krogoth-build/build-CORTEX_1/arago-tmp-external-linaro-toolchain/work/am57xx_evm-linux-gnueabi/opencv/3.1+gitAUTOINC+b4f54ac48c-r0.tisdk7/git/modules/highgui/src/window.cpp, line 281</text:p>
      <text:p text:style-name="P2">terminate called after throwing an instance of 'cv::Exception'</text:p>
      <text:p text:style-name="P2">what(): /home/gtbldadm/processor-sdk-linux-krogoth-build/build-CORTEX_1/arago-tmp-external-linaro-toolchain/work/am57xx_evm-linux-gnueabi/opencv/3.1+gitAUTOINC+b4f54ac48c-r0.tisdk7/git/modules/highgui/src/window.cpp:281: error: (-215) size.width&gt;0 &amp;&amp; size.height&gt;0 in function imshow</text:p>
      <text:p text:style-name="Text_20_body"/>
      <text:p text:style-name="P2">sh: line 1: 4509 Aborted (core dumped) DISPLAY=':0.0' /home/root/display</text:p>
      <text:p text:style-name="P3">Application finished with exit code 134.<office:annotation><dc:date>2017-07-06T18:34:30.469906072</dc:date><text:p>&lt;!--EndFragment--&gt;</text:p></office:annotatio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컴파일 아웃풋 </text:p>
      <text:p text:style-name="Standard"/>
      <text:p text:style-name="P4"><office:annotation><dc:date>2017-07-06T18:34:46.621697593</dc:date><text:p>&lt;!--StartFragment--&gt;</text:p></office:annotation>18:32:38: Running steps for project testnice...</text:p>
      <text:p text:style-name="P4">18:32:38: Configuration unchanged, skipping qmake step.</text:p>
      <text:p text:style-name="P4">18:32:38: Starting: "/usr/bin/make" </text:p>
      <text:p text:style-name="P5">arm-linux-gnueabihf-g++ -c -pipe -march=armv7-a -marm -mfpu=neon -mfloat-abi=hard --sysroot=/home/jeon/ti-processor-sdk-linux-am57xx-evm-03.02.00.05/linux-devkit/sysroots/armv7ahf-neon-linux-gnueabi -g -std=gnu++0x -Wall -W -D_REENTRANT -fPIC -DQT_QML_DEBUG -DQT_WIDGETS_LIB -DQT_GUI_LIB -DQT_CORE_LIB -I. -I../ti-processor-sdk-linux-am57xx-evm-03.02.00.05/linux-devkit/sysroots/armv7ahf-neon-linux-gnueabi/usr/include/opencv -I../ti-processor-sdk-linux-am57xx-evm-03.02.00.05/linux-devkit/sysroots/armv7ahf-neon-linux-gnueabi/usr/include/qt5 -I../ti-processor-sdk-linux-am57xx-evm-03.02.00.05/linux-devkit/sysroots/armv7ahf-neon-linux-gnueabi/usr/include/qt5/QtWidgets -I../ti-processor-sdk-linux-am57xx-evm-03.02.00.05/linux-devkit/sysroots/armv7ahf-neon-linux-gnueabi/usr/include/qt5/QtGui -I../ti-processor-sdk-linux-am57xx-evm-03.02.00.05/linux-devkit/sysroots/armv7ahf-neon-linux-gnueabi/usr/include/qt5/QtCore -I. -I. -I../ti-processor-sdk-linux-am57xx-evm-03.02.00.05/linux-devkit/sysroots/x86_64-arago-linux/mkspecs/linux-oe-g++ -o mainwindow.o mainwindow.cpp</text:p>
      <text:p text:style-name="P5">arm-linux-gnueabihf-g++ --sysroot=/home/jeon/ti-processor-sdk-linux-am57xx-evm-03.02.00.05/linux-devkit/sysroots/armv7ahf-neon-linux-gnueabi -o display main.o mainwindow.o moc_mainwindow.o -L/home/jeon/ti-processor-sdk-linux-am57xx-evm-03.02.00.05/linux-<text:soft-page-break/>devkit/sysroots/armv7ahf-neon-linux-gnueabi/usr/lib -lopencv_stitching -lopencv_superres -lopencv_videostab -lopencv_aruco -lopencv_bgsegm -lopencv_bioinspired -lopencv_ccalib -lopencv_cvv -lopencv_dnn -lopencv_dpm -lopencv_fuzzy -lopencv_line_descriptor -lopencv_optflow -lopencv_plot -lopencv_reg -lopencv_saliency -lopencv_stereo -lopencv_structured_light -lopencv_rgbd -lopencv_surface_matching -lopencv_tracking -lopencv_datasets -lopencv_text -lopencv_face -lopencv_xfeatures2d -lopencv_shape -lopencv_video -lopencv_ximgproc -lopencv_calib3d -lopencv_features2d -lopencv_flann -lopencv_xobjdetect -lopencv_objdetect -lopencv_ml -lopencv_xphoto -lopencv_highgui -lopencv_videoio -lopencv_imgcodecs -lopencv_photo -lopencv_imgproc -lopencv_core -lQt5Widgets -lQt5Gui -lQt5Core -lGLESv2 -lpthread </text:p>
      <text:p text:style-name="P4">18:32:41: The process "/usr/bin/make" exited normally.</text:p>
      <text:p text:style-name="P4">18:32:41: The remote file system has 11950 megabytes of free space, going ahead.</text:p>
      <text:p text:style-name="P4">18:32:41: Deploy step finished.</text:p>
      <text:p text:style-name="P4">18:32:41: Uploading file "/home/jeon/testnice/display"...</text:p>
      <text:p text:style-name="P4">18:32:42: All files successfully deployed.</text:p>
      <text:p text:style-name="P4">18:32:42: Deploy step finished.</text:p>
      <text:p text:style-name="P4">18:32:42: Elapsed time: 00:03.<office:annotation><dc:date>2017-07-06T18:34:46.627274965</dc:date><text:p>&lt;!--EndFragment--&gt;</text:p></office:annotation></text:p>
      <text:p text:style-name="Standard"/>
      <text:p text:style-name="Standard"/>
      <text:p text:style-name="Standard"/>
      <text:p text:style-name="P1">경로를 ti-sdk~~~~ 를 경로로 잡아주고 나서 뜨는 에러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8:34:20.317719095</meta:creation-date>
    <dc:date>2017-07-06T18:37:54.563588801</dc:date>
    <meta:editing-duration>PT3M36S</meta:editing-duration>
    <meta:editing-cycles>1</meta:editing-cycles>
    <meta:document-statistic meta:table-count="0" meta:image-count="0" meta:object-count="0" meta:page-count="2" meta:paragraph-count="20" meta:word-count="219" meta:character-count="3391" meta:non-whitespace-character-count="3210"/>
    <meta:generator>LibreOffice/5.1.6.2$Linux_X86_64 LibreOffice_project/10m0$Build-2</meta:generator>
  </office:meta>
</office:document-meta>
</file>